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6189in"/>
    </style:style>
    <style:style style:name="co8" style:family="table-column">
      <style:table-column-properties fo:break-before="auto" style:column-width="1.5654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3827in"/>
    </style:style>
    <style:style style:name="co11" style:family="table-column">
      <style:table-column-properties fo:break-before="auto" style:column-width="1.6508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9508in"/>
    </style:style>
    <style:style style:name="co14" style:family="table-column">
      <style:table-column-properties fo:break-before="auto" style:column-width="2.1547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1.372in"/>
    </style:style>
    <style:style style:name="co17" style:family="table-column">
      <style:table-column-properties fo:break-before="auto" style:column-width="1.5327in"/>
    </style:style>
    <style:style style:name="co18" style:family="table-column">
      <style:table-column-properties fo:break-before="auto" style:column-width="1.3937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0508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1575in"/>
    </style:style>
    <style:style style:name="co23" style:family="table-column">
      <style:table-column-properties fo:break-before="auto" style:column-width="2.2835in"/>
    </style:style>
    <style:style style:name="co24" style:family="table-column">
      <style:table-column-properties fo:break-before="auto" style:column-width="1.1362in"/>
    </style:style>
    <style:style style:name="co25" style:family="table-column">
      <style:table-column-properties fo:break-before="auto" style:column-width="0.9429in"/>
    </style:style>
    <style:style style:name="co26" style:family="table-column">
      <style:table-column-properties fo:break-before="auto" style:column-width="0.9752in"/>
    </style:style>
    <style:style style:name="co27" style:family="table-column">
      <style:table-column-properties fo:break-before="auto" style:column-width="0.8898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PageStyle_5f_Form_20_Response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fo:background-color="transparent"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IN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Arial" style:font-name-asian="Arial" style:font-name-complex="DejaVu Sans"/>
    </style:style>
    <style:style style:name="T1" style:family="text">
      <style:text-properties style:font-name="Arial" style:font-name-asian="Arial" style:font-name-complex="DejaVu Sans"/>
    </style:style>
    <style:style style:name="T2" style:family="text">
      <style:text-properties style:font-name-asian="Arial" style:font-name-complex="DejaVu Sans"/>
    </style:style>
  </office:automatic-styles>
  <office:body>
    <office:spreadsheet>
      <table:table table:name="Form Respons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5" table:number-columns-repeated="232" table:default-cell-style-name="Default"/>
        <table:table-row table:style-name="ro1">
          <table:table-cell office:value-type="string">
            <text:p>Group No.</text:p>
          </table:table-cell>
          <table:table-cell table:style-name="ce3" office:value-type="string">
            <text:p>Member 1 (Roll No)</text:p>
          </table:table-cell>
          <table:table-cell table:style-name="ce3" office:value-type="string">
            <text:p>Member 1 (Name)</text:p>
          </table:table-cell>
          <table:table-cell table:style-name="ce3" office:value-type="string">
            <text:p>Member 2 (Roll No)</text:p>
          </table:table-cell>
          <table:table-cell table:style-name="ce3" office:value-type="string">
            <text:p>Member 2 (Name)</text:p>
          </table:table-cell>
          <table:table-cell table:style-name="ce9" office:value-type="string">
            <text:p>Evaluating TA</text:p>
          </table:table-cell>
          <table:table-cell table:style-name="ce9" office:value-type="string">
            <text:p>Date of Submittion</text:p>
          </table:table-cell>
          <table:table-cell table:style-name="ce12" office:value-type="string">
            <text:p>Compilation errors (0/1)</text:p>
          </table:table-cell>
          <table:table-cell table:style-name="ce12" office:value-type="string">
            <text:p>Compilation warnings</text:p>
          </table:table-cell>
          <table:table-cell table:style-name="ce12" office:value-type="string">
            <text:p>3a_1</text:p>
          </table:table-cell>
          <table:table-cell table:style-name="ce12" office:value-type="string">
            <text:p>3a_5</text:p>
          </table:table-cell>
          <table:table-cell table:style-name="ce12" office:value-type="string">
            <text:p>3a_6</text:p>
          </table:table-cell>
          <table:table-cell table:style-name="ce12" office:value-type="string">
            <text:p>all_opn_with_while</text:p>
          </table:table-cell>
          <table:table-cell table:style-name="ce12" office:value-type="string">
            <text:p>associativity</text:p>
          </table:table-cell>
          <table:table-cell table:style-name="ce12" office:value-type="string">
            <text:p>comparison</text:p>
          </table:table-cell>
          <table:table-cell table:style-name="ce12" office:value-type="string">
            <text:p>complex_exp</text:p>
          </table:table-cell>
          <table:table-cell table:style-name="ce12" office:value-type="string">
            <text:p>implicit_type_conversion</text:p>
          </table:table-cell>
          <table:table-cell table:style-name="ce12" office:value-type="string">
            <text:p>logical</text:p>
          </table:table-cell>
          <table:table-cell table:style-name="ce12" office:value-type="string">
            <text:p>loop</text:p>
          </table:table-cell>
          <table:table-cell table:style-name="ce12" office:value-type="string">
            <text:p>precedence</text:p>
          </table:table-cell>
          <table:table-cell table:style-name="ce12" office:value-type="string">
            <text:p>t2</text:p>
          </table:table-cell>
          <table:table-cell table:style-name="ce12" office:value-type="string">
            <text:p>t4</text:p>
          </table:table-cell>
          <table:table-cell table:style-name="ce12" office:value-type="string">
            <text:p>t5</text:p>
          </table:table-cell>
          <table:table-cell table:style-name="ce12" office:value-type="string">
            <text:p>t6</text:p>
          </table:table-cell>
          <table:table-cell table:style-name="ce12" office:value-type="string">
            <text:p>test1</text:p>
          </table:table-cell>
          <table:table-cell table:style-name="ce12" office:value-type="string">
            <text:p>test2</text:p>
          </table:table-cell>
          <table:table-cell table:style-name="ce12" office:value-type="string">
            <text:p>test3</text:p>
          </table:table-cell>
          <table:table-cell table:style-name="ce12" office:value-type="string">
            <text:p>Code of Honour</text:p>
          </table:table-cell>
          <table:table-cell table:style-name="ce12" office:value-type="string">
            <text:p>My Changes</text:p>
          </table:table-cell>
          <table:table-cell table:style-name="ce12" office:value-type="string">
            <text:p>Remarks</text:p>
          </table:table-cell>
          <table:table-cell table:number-columns-repeated="231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4" office:value-type="float" office:value="100050022">
            <text:p>100050022</text:p>
          </table:table-cell>
          <table:table-cell table:style-name="ce6" office:value-type="string">
            <text:p>Akshay Godara</text:p>
          </table:table-cell>
          <table:table-cell table:style-name="ce4" office:value-type="float" office:value="100050019">
            <text:p>100050019</text:p>
          </table:table-cell>
          <table:table-cell table:style-name="ce6" office:value-type="string">
            <text:p>Kartik chaudhary</text:p>
          </table:table-cell>
          <table:table-cell office:value-type="string">
            <text:p>Himanshu</text:p>
          </table:table-cell>
          <table:table-cell table:style-name="ce10" office:value-type="date" office:date-value="2014-02-15">
            <text:p>02/15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4" office:value-type="float" office:value="100050030">
            <text:p>100050030</text:p>
          </table:table-cell>
          <table:table-cell table:style-name="ce6" office:value-type="string">
            <text:p>Girraj Prasad Jayaswal</text:p>
          </table:table-cell>
          <table:table-cell table:style-name="ce4" office:value-type="float" office:value="100050081">
            <text:p>100050081</text:p>
          </table:table-cell>
          <table:table-cell table:style-name="ce6" office:value-type="string">
            <text:p>Venkatesh Amgoth</text:p>
          </table:table-cell>
          <table:table-cell office:value-type="string">
            <text:p>Himanshu</text:p>
          </table:table-cell>
          <table:table-cell table:style-name="ce10" office:value-type="date" office:date-value="2014-02-14">
            <text:p>02/14/14</text:p>
          </table:table-cell>
          <table:table-cell office:value-type="float" office:value="0">
            <text:p>0</text:p>
          </table:table-cell>
          <table:table-cell office:value-type="string">
            <text:p>[Warning] Line 259: (parser.yy) rule `basic_block' type clash (`basic_block' `integer_value') on default action</text:p>
            <text:p>[Warning] Line 352: (parser.yy) rule `arithmatic_expr' type clash (`ast' `') on default action</text:p>
            <text:p>[Warning] Line 374: (parser.yy) rule `arithmatic_expr' type clash (`ast' `') on default action</text:p>
            <text:p>[Warning] Line 378: (parser.yy) rule `arithmatic_expr' type clash (`ast' `') on default action</text:p>
            <text:p>[Warning] Line 382: (parser.yy) rule `arithmatic_expr' type clash (`ast' `') on default action</text:p>
            <text:p>[Warning] Line 386: (parser.yy) rule `arithmatic_expr' type clash (`ast' `') on default action</text:p>
            <text:p>[Warning] Line 390: (parser.yy) rule `arithmatic_expr' type clash (`ast' `') on default action</text:p>
            <text:p>[Warning] 66 Shift/Reduce conflict(s)</text:p>
          </table:table-cell>
          <table:table-cell table:number-columns-repeated="1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4" office:value-type="float" office:value="100050060">
            <text:p>100050060</text:p>
          </table:table-cell>
          <table:table-cell table:style-name="ce6" office:value-type="string">
            <text:p>Pravesh Agrawal</text:p>
          </table:table-cell>
          <table:table-cell table:style-name="ce4" office:value-type="float" office:value="100050002">
            <text:p>100050002</text:p>
          </table:table-cell>
          <table:table-cell table:style-name="ce6" office:value-type="string">
            <text:p>Abhie Shah</text:p>
          </table:table-cell>
          <table:table-cell office:value-type="string">
            <text:p>Himanshu</text:p>
          </table:table-cell>
          <table:table-cell table:style-name="ce10" office:value-type="date" office:date-value="2014-02-14">
            <text:p>02/14/14</text:p>
          </table:table-cell>
          <table:table-cell office:value-type="float" office:value="0">
            <text:p>0</text:p>
          </table:table-cell>
          <table:table-cell office:value-type="string">
            <text:p>[Warning] Line 358: (parser.yy) rule `condition_statement' type clash (`ast' `string_value') on default action</text:p>
            <text:p>[Warning] Line 363: (parser.yy) rule `condition_statement' type clash (`ast' `string_value') on default action</text:p>
            <text:p>[Warning] Line 386: (parser.yy) rule `condition_expression' type clash (`ast' `') on default action</text:p>
            <text:p>[Warning] Line 395: (parser.yy) rule `condition_expression' type clash (`ast' `') on default action</text:p>
            <text:p>[Warning] 84 Shift/Reduce conflict(s)</text:p>
            <text:p>[Warning] 8 Reduce/Reduce conflict(s)</text:p>
          </table:table-cell>
          <table:table-cell table:number-columns-repeated="1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5">
          <table:table-cell table:style-name="ce1" office:value-type="float" office:value="4">
            <text:p>4</text:p>
          </table:table-cell>
          <table:table-cell table:style-name="ce4" office:value-type="float" office:value="100050070">
            <text:p>100050070</text:p>
          </table:table-cell>
          <table:table-cell table:style-name="ce6" office:value-type="string">
            <text:p>K Daya Shankar Reddy</text:p>
          </table:table-cell>
          <table:table-cell table:style-name="ce4" office:value-type="float" office:value="100050069">
            <text:p>100050069</text:p>
          </table:table-cell>
          <table:table-cell table:style-name="ce6" office:value-type="string">
            <text:p>Manideep Attanti</text:p>
          </table:table-cell>
          <table:table-cell office:value-type="string">
            <text:p>Himanshu</text:p>
          </table:table-cell>
          <table:table-cell table:style-name="ce10" office:value-type="date" office:date-value="2014-02-14">
            <text:p>02/14/14</text:p>
          </table:table-cell>
          <table:table-cell office:value-type="float" office:value="0">
            <text:p>0</text:p>
          </table:table-cell>
          <table:table-cell office:value-type="string">
            <text:p>[Warning] Line 536: (parser.yy) rule `expression' type clash (`ast' `') on default action</text:p>
            <text:p>[Warning] Line 541: (parser.yy) rule `expression' type clash (`ast' `') on default action[Warning] Line 546: (parser.yy) rule `expression' type clash (`ast' `') on default action</text:p>
            <text:p>[Warning] Line 551: (parser.yy) rule `expression' type clash (`ast' `') on default action[Warning] Line 597: (parser.yy) rule `expression' type clash (`ast' `') on default action</text:p>
            <text:p>[Warning] 34 Shift/Reduce conflict(s)</text:p>
            <text:p>[Warning] Terminal symbol(s) not used in productions</text:p>
          </table:table-cell>
          <table:table-cell table:number-columns-repeated="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4" office:value-type="float" office:value="100050074">
            <text:p>100050074</text:p>
          </table:table-cell>
          <table:table-cell table:style-name="ce6" office:value-type="string">
            <text:p>Varun Lavudya</text:p>
          </table:table-cell>
          <table:table-cell table:style-name="ce4" office:value-type="float" office:value="100050076">
            <text:p>100050076</text:p>
          </table:table-cell>
          <table:table-cell table:style-name="ce6" office:value-type="string">
            <text:p>Rajesh Veeranki</text:p>
          </table:table-cell>
          <table:table-cell office:value-type="string">
            <text:p>Himanshu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6">
          <table:table-cell table:style-name="ce1" office:value-type="float" office:value="6">
            <text:p>6</text:p>
          </table:table-cell>
          <table:table-cell table:style-name="ce4" office:value-type="float" office:value="110040001">
            <text:p>110040001</text:p>
          </table:table-cell>
          <table:table-cell table:style-name="ce6" office:value-type="string">
            <text:p>Rohan Gyani</text:p>
          </table:table-cell>
          <table:table-cell table:style-name="ce4" office:value-type="float" office:value="110020043">
            <text:p>110020043</text:p>
          </table:table-cell>
          <table:table-cell table:style-name="ce6" office:value-type="string">
            <text:p>Sahil Jindal</text:p>
          </table:table-cell>
          <table:table-cell office:value-type="string">
            <text:p>Himanshu</text:p>
          </table:table-cell>
          <table:table-cell table:style-name="ce10" office:value-type="date" office:date-value="2014-02-13">
            <text:p>02/13/14</text:p>
          </table:table-cell>
          <table:table-cell office:value-type="float" office:value="0">
            <text:p>0</text:p>
          </table:table-cell>
          <table:table-cell office:value-type="string">
            <text:p>[Warning] Line 252: (parser.yy) rule `declaration_statement' type clash (`symbol_entry' `') on default action</text:p>
            <text:p>[Warning] Line 426: (parser.yy) rule `conditional_expression' type clash (`ast' `') on default action</text:p>
            <text:p>[Warning] Line 431: (parser.yy) rule `conditional_expression' type clash (`ast' `') on default action</text:p>
            <text:p>[Warning] Line 436: (parser.yy) rule `conditional_expression' type clash (`ast' `') on default action</text:p>
            <text:p>[Warning] Line 438: (parser.yy) rule `conditional_expression' type clash (`ast' `') on default action</text:p>
            <text:p>[Warning] Line 594: (parser.yy) rule `G' type clash (`ast' `') on default action</text:p>
            <text:p>[Warning] Line 601: (parser.yy) In production rule </text:p>
            <text:p><text:tab/>`43: G -&gt; <text:s/>'(' INTEGER ')' assignment_variable '</text:p>
            <text:p><text:tab/>$1 ('(') has no default type-association</text:p>
            <text:p>[Warning] Line 608: (parser.yy) In production rule </text:p>
            <text:p><text:tab/>`44: G -&gt; <text:s/>'(' FLOAT ')' assignment_variable '</text:p>
            <text:p><text:tab/>$1 ('(') has no default type-association</text:p>
            <text:p>[Warning] Line 615: (parser.yy) In production rule </text:p>
            <text:p><text:tab/>`45: G -&gt; <text:s/>'(' DOUBLE ')' assignment_variable '</text:p>
            <text:p><text:tab/>$1 ('(') has no default type-association</text:p>
            <text:p>[Warning] Line 632: (parser.yy) rule `G' type clash (`ast' `') on default action</text:p>
            <text:p>[Warning] Line 715: (parser.yy) rule `constant' type clash (`ast' `float_value') on default action</text:p>
            <text:p>[Warning] Terminal symbol(s) not used in productions: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4" office:value-type="float" office:value="110040015">
            <text:p>110040015</text:p>
          </table:table-cell>
          <table:table-cell table:style-name="ce6" office:value-type="string">
            <text:p>Rishiraj Singh</text:p>
          </table:table-cell>
          <table:table-cell table:style-name="ce4" office:value-type="float" office:value="110050032">
            <text:p>110050032</text:p>
          </table:table-cell>
          <table:table-cell table:style-name="ce6" office:value-type="string">
            <text:p>Dev Narayan</text:p>
          </table:table-cell>
          <table:table-cell office:value-type="string">
            <text:p>Mayank</text:p>
          </table:table-cell>
          <table:table-cell table:style-name="ce10" office:value-type="string">
            <text:p>14/2/201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4" office:value-type="float" office:value="110040067">
            <text:p>110040067</text:p>
          </table:table-cell>
          <table:table-cell table:style-name="ce6" office:value-type="string">
            <text:p>Abhishek Gupta</text:p>
          </table:table-cell>
          <table:table-cell table:style-name="ce4" office:value-type="float" office:value="110040083">
            <text:p>110040083</text:p>
          </table:table-cell>
          <table:table-cell table:style-name="ce6" office:value-type="string">
            <text:p>Mridul Ravi Jain</text:p>
          </table:table-cell>
          <table:table-cell office:value-type="string">
            <text:p>Mayank</text:p>
          </table:table-cell>
          <table:table-cell table:style-name="ce10" office:value-type="string">
            <text:p>14/2/20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4" office:value-type="float" office:value="110050001">
            <text:p>110050001</text:p>
          </table:table-cell>
          <table:table-cell table:style-name="ce6" office:value-type="string">
            <text:p>Rohan Das</text:p>
          </table:table-cell>
          <table:table-cell table:style-name="ce4" office:value-type="float" office:value="110050002">
            <text:p>110050002</text:p>
          </table:table-cell>
          <table:table-cell table:style-name="ce6" office:value-type="string">
            <text:p>Anshul Purohit</text:p>
          </table:table-cell>
          <table:table-cell office:value-type="string">
            <text:p>Mayank</text:p>
          </table:table-cell>
          <table:table-cell table:style-name="ce10" office:value-type="string">
            <text:p>13/2/20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4" office:value-type="float" office:value="110050003">
            <text:p>110050003</text:p>
          </table:table-cell>
          <table:table-cell table:style-name="ce6" office:value-type="string">
            <text:p>S S Kausik</text:p>
          </table:table-cell>
          <table:table-cell table:style-name="ce4" office:value-type="float" office:value="110050004">
            <text:p>110050004</text:p>
          </table:table-cell>
          <table:table-cell table:style-name="ce6" office:value-type="string">
            <text:p>Aamod Kore</text:p>
          </table:table-cell>
          <table:table-cell office:value-type="string">
            <text:p>Mayank</text:p>
          </table:table-cell>
          <table:table-cell table:style-name="ce10" office:value-type="date" office:date-value="2014-11-02">
            <text:p>11/02/14</text:p>
          </table:table-cell>
          <table:table-cell table:number-columns-repeated="2" office:value-type="float" office:value="0">
            <text:p>0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segmentation fault occured in line:36 of ass3a.sh script</text:p>
          </table:table-cell>
          <table:table-cell table:number-columns-repeated="231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4" office:value-type="float" office:value="110050007">
            <text:p>110050007</text:p>
          </table:table-cell>
          <table:table-cell table:style-name="ce6" office:value-type="string">
            <text:p>Nilesh Kulkarni</text:p>
          </table:table-cell>
          <table:table-cell table:style-name="ce4" office:value-type="float" office:value="110050034">
            <text:p>110050034</text:p>
          </table:table-cell>
          <table:table-cell table:style-name="ce6" office:value-type="string">
            <text:p>Vipul Harsh</text:p>
          </table:table-cell>
          <table:table-cell office:value-type="string">
            <text:p>Mayank</text:p>
          </table:table-cell>
          <table:table-cell office:value-type="string">
            <text:p>14/2/20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4" office:value-type="float" office:value="110050008">
            <text:p>110050008</text:p>
          </table:table-cell>
          <table:table-cell table:style-name="ce6" office:value-type="string">
            <text:p>Bhagat Nehal Balkrishna</text:p>
          </table:table-cell>
          <table:table-cell table:style-name="ce4" office:value-type="float" office:value="110050019">
            <text:p>110050019</text:p>
          </table:table-cell>
          <table:table-cell table:style-name="ce6" office:value-type="string">
            <text:p>Himanshu Roy</text:p>
          </table:table-cell>
          <table:table-cell office:value-type="string">
            <text:p>Mayank</text:p>
          </table:table-cell>
          <table:table-cell office:value-type="string">
            <text:p>14/2/20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CodeOfHonour file is misspelt by CodeOFHonour, although given marks</text:p>
          </table:table-cell>
          <table:table-cell table:number-columns-repeated="231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4" office:value-type="float" office:value="110050010">
            <text:p>110050010</text:p>
          </table:table-cell>
          <table:table-cell table:style-name="ce6" office:value-type="string">
            <text:p>Tanmay Randhavane</text:p>
          </table:table-cell>
          <table:table-cell table:style-name="ce4" office:value-type="float" office:value="110050043">
            <text:p>110050043</text:p>
          </table:table-cell>
          <table:table-cell table:style-name="ce6" office:value-type="string">
            <text:p>Alok Yadav</text:p>
          </table:table-cell>
          <table:table-cell office:value-type="string">
            <text:p>Vinit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4" office:value-type="float" office:value="110050012">
            <text:p>110050012</text:p>
          </table:table-cell>
          <table:table-cell table:style-name="ce6" office:value-type="string">
            <text:p>Mayank Meghwanshi</text:p>
          </table:table-cell>
          <table:table-cell table:style-name="ce4" office:value-type="float" office:value="110050042">
            <text:p>110050042</text:p>
          </table:table-cell>
          <table:table-cell table:style-name="ce6" office:value-type="string">
            <text:p>Vivek Agrawal</text:p>
          </table:table-cell>
          <table:table-cell office:value-type="string">
            <text:p>Vinit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4" office:value-type="float" office:value="110050013">
            <text:p>110050013</text:p>
          </table:table-cell>
          <table:table-cell table:style-name="ce6" office:value-type="string">
            <text:p>Shubham Mehta</text:p>
          </table:table-cell>
          <table:table-cell table:style-name="ce4" office:value-type="float" office:value="110050041">
            <text:p>110050041</text:p>
          </table:table-cell>
          <table:table-cell table:style-name="ce6" office:value-type="string">
            <text:p>Shivam H Prasad</text:p>
          </table:table-cell>
          <table:table-cell office:value-type="string">
            <text:p>Vinit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4" office:value-type="float" office:value="110050014">
            <text:p>110050014</text:p>
          </table:table-cell>
          <table:table-cell table:style-name="ce6" office:value-type="string">
            <text:p>shital godara</text:p>
          </table:table-cell>
          <table:table-cell table:style-name="ce7" office:value-type="float" office:value="110050053">
            <text:p>110050053</text:p>
          </table:table-cell>
          <table:table-cell table:style-name="ce8" office:value-type="string">
            <text:p>VARKALA NITHIN KUMAR</text:p>
          </table:table-cell>
          <table:table-cell office:value-type="string">
            <text:p>Vinit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4" office:value-type="float" office:value="110050015">
            <text:p>110050015</text:p>
          </table:table-cell>
          <table:table-cell table:style-name="ce6" office:value-type="string">
            <text:p>Siddhant Mittal</text:p>
          </table:table-cell>
          <table:table-cell table:style-name="ce4" office:value-type="float" office:value="110050006">
            <text:p>110050006</text:p>
          </table:table-cell>
          <table:table-cell table:style-name="ce6" office:value-type="string">
            <text:p>Shubham Lalwani</text:p>
          </table:table-cell>
          <table:table-cell office:value-type="string">
            <text:p>Vinit</text:p>
          </table:table-cell>
          <table:table-cell table:style-name="ce10" office:value-type="date" office:date-value="2014-02-14">
            <text:p>02/14/14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4" office:value-type="float" office:value="110050016">
            <text:p>110050016</text:p>
          </table:table-cell>
          <table:table-cell table:style-name="ce6" office:value-type="string">
            <text:p>Kshitij Singh</text:p>
          </table:table-cell>
          <table:table-cell table:style-name="ce4" office:value-type="float" office:value="110050029">
            <text:p>110050029</text:p>
          </table:table-cell>
          <table:table-cell table:style-name="ce6" office:value-type="string">
            <text:p>Hardik Kothari</text:p>
          </table:table-cell>
          <table:table-cell office:value-type="string">
            <text:p>Vinit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4" office:value-type="float" office:value="110050018">
            <text:p>110050018</text:p>
          </table:table-cell>
          <table:table-cell table:style-name="ce6" office:value-type="string">
            <text:p>Astha Agarwal</text:p>
          </table:table-cell>
          <table:table-cell table:style-name="ce4" office:value-type="float" office:value="110050020">
            <text:p>110050020</text:p>
          </table:table-cell>
          <table:table-cell table:style-name="ce6" office:value-type="string">
            <text:p>Anmol Garg</text:p>
          </table:table-cell>
          <table:table-cell office:value-type="string">
            <text:p>Alefiya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4" office:value-type="float" office:value="110050021">
            <text:p>110050021</text:p>
          </table:table-cell>
          <table:table-cell table:style-name="ce6" office:value-type="string">
            <text:p>Dhanesh kumar</text:p>
          </table:table-cell>
          <table:table-cell table:style-name="ce4" office:value-type="float" office:value="110050058">
            <text:p>110050058</text:p>
          </table:table-cell>
          <table:table-cell table:style-name="ce6" office:value-type="string">
            <text:p>Abhilash Gupta</text:p>
          </table:table-cell>
          <table:table-cell office:value-type="string">
            <text:p>Alefiya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Include test_files folder </text:p>
          </table:table-cell>
          <table:table-cell table:number-columns-repeated="231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4" office:value-type="float" office:value="110050022">
            <text:p>110050022</text:p>
          </table:table-cell>
          <table:table-cell table:style-name="ce6" office:value-type="string">
            <text:p>Ashish Sonone</text:p>
          </table:table-cell>
          <table:table-cell table:style-name="ce4" office:value-type="float" office:value="110050037">
            <text:p>110050037</text:p>
          </table:table-cell>
          <table:table-cell table:style-name="ce6" office:value-type="string">
            <text:p>Anand Soni</text:p>
          </table:table-cell>
          <table:table-cell office:value-type="string">
            <text:p>Alefiya</text:p>
          </table:table-cell>
          <table:table-cell table:style-name="ce10" office:value-type="date" office:date-value="2014-02-13">
            <text:p>02/13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4" office:value-type="float" office:value="110050023">
            <text:p>110050023</text:p>
          </table:table-cell>
          <table:table-cell table:style-name="ce6" office:value-type="string">
            <text:p>Rahul Singhal</text:p>
          </table:table-cell>
          <table:table-cell table:style-name="ce4" office:value-type="float" office:value="110050011">
            <text:p>110050011</text:p>
          </table:table-cell>
          <table:table-cell table:style-name="ce6" office:value-type="string">
            <text:p>Rohan Prinja</text:p>
          </table:table-cell>
          <table:table-cell office:value-type="string">
            <text:p>Alefiya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4" office:value-type="float" office:value="110050024">
            <text:p>110050024</text:p>
          </table:table-cell>
          <table:table-cell table:style-name="ce6" office:value-type="string">
            <text:p>Mayank Dehgal</text:p>
          </table:table-cell>
          <table:table-cell table:style-name="ce4" office:value-type="float" office:value="110050026">
            <text:p>110050026</text:p>
          </table:table-cell>
          <table:table-cell table:style-name="ce6" office:value-type="string">
            <text:p>Nishit Bhandari</text:p>
          </table:table-cell>
          <table:table-cell office:value-type="string">
            <text:p>Alefiya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4" office:value-type="float" office:value="110050027">
            <text:p>110050027</text:p>
          </table:table-cell>
          <table:table-cell table:style-name="ce6" office:value-type="string">
            <text:p>Nisheeth Lahoti</text:p>
          </table:table-cell>
          <table:table-cell table:style-name="ce4" office:value-type="float" office:value="110050017">
            <text:p>110050017</text:p>
          </table:table-cell>
          <table:table-cell table:style-name="ce6" office:value-type="string">
            <text:p>Mehul Goyal</text:p>
          </table:table-cell>
          <table:table-cell office:value-type="string">
            <text:p>Alefiya</text:p>
          </table:table-cell>
          <table:table-cell table:style-name="ce10" office:value-type="date" office:date-value="2014-02-11">
            <text:p>02/11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Dont give extension to CodeOfHonour file as script used for evaluation does not detects it</text:p>
          </table:table-cell>
          <table:table-cell table:number-columns-repeated="231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4" office:value-type="float" office:value="110050030">
            <text:p>110050030</text:p>
          </table:table-cell>
          <table:table-cell table:style-name="ce6" office:value-type="string">
            <text:p>Mridul Garg</text:p>
          </table:table-cell>
          <table:table-cell table:style-name="ce4" office:value-type="float" office:value="110050086">
            <text:p>110050086</text:p>
          </table:table-cell>
          <table:table-cell table:style-name="ce6" office:value-type="string">
            <text:p>Divyam Bansal</text:p>
          </table:table-cell>
          <table:table-cell office:value-type="string">
            <text:p>Aditya</text:p>
          </table:table-cell>
          <table:table-cell office:value-type="string">
            <text:p>14/02/14</text:p>
          </table:table-cell>
          <table:table-cell office:value-type="float" office:value="0">
            <text:p>0</text:p>
          </table:table-cell>
          <table:table-cell office:value-type="string">
            <text:p>[parser.yy: warning] 1 Shift/Reduce conflict(s)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1 S/R conflict</text:p>
          </table:table-cell>
          <table:table-cell table:number-columns-repeated="231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4" office:value-type="float" office:value="110050031">
            <text:p>110050031</text:p>
          </table:table-cell>
          <table:table-cell table:style-name="ce6" office:value-type="string">
            <text:p>Avneesh kumar</text:p>
          </table:table-cell>
          <table:table-cell table:style-name="ce4" office:value-type="float" office:value="110050081">
            <text:p>110050081</text:p>
          </table:table-cell>
          <table:table-cell table:style-name="ce6" office:value-type="string">
            <text:p>Jaswant Kumar</text:p>
          </table:table-cell>
          <table:table-cell office:value-type="string">
            <text:p>Aditya</text:p>
          </table:table-cell>
          <table:table-cell office:value-type="string">
            <text:p>14/02/14</text:p>
          </table:table-cell>
          <table:table-cell office:value-type="float" office:value="0">
            <text:p>0</text:p>
          </table:table-cell>
          <table:table-cell office:value-type="string">
            <text:p>[parser.yy: warning] Terminal symbol(s) not used in productions: 264: DOUBL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Gives syntax error in 7 test cases although there is no error; Token name is different for != symbol – change it from NQ to NE</text:p>
          </table:table-cell>
          <table:table-cell table:number-columns-repeated="231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4" office:value-type="float" office:value="110050035">
            <text:p>110050035</text:p>
          </table:table-cell>
          <table:table-cell table:style-name="ce6" office:value-type="string">
            <text:p>Sanchit Garg</text:p>
          </table:table-cell>
          <table:table-cell table:style-name="ce4" office:value-type="float" office:value="110050009">
            <text:p>110050009</text:p>
          </table:table-cell>
          <table:table-cell table:style-name="ce6" office:value-type="string">
            <text:p>Sushant Hiray</text:p>
          </table:table-cell>
          <table:table-cell office:value-type="string">
            <text:p>Aditya</text:p>
          </table:table-cell>
          <table:table-cell table:style-name="ce10" office:value-type="date" office:date-value="2014-12-02">
            <text:p>12/02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Correct the spelling of CodeOfHonour file</text:p>
          </table:table-cell>
          <table:table-cell table:number-columns-repeated="231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4" office:value-type="float" office:value="110050036">
            <text:p>110050036</text:p>
          </table:table-cell>
          <table:table-cell table:style-name="ce6" office:value-type="string">
            <text:p>Vibhor Kanojia</text:p>
          </table:table-cell>
          <table:table-cell table:style-name="ce4" office:value-type="float" office:value="110050038">
            <text:p>110050038</text:p>
          </table:table-cell>
          <table:table-cell table:style-name="ce6" office:value-type="string">
            <text:p>Ayush kumar</text:p>
          </table:table-cell>
          <table:table-cell office:value-type="string">
            <text:p>Aditya</text:p>
          </table:table-cell>
          <table:table-cell office:value-type="string">
            <text:p>14/02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4" office:value-type="float" office:value="110050039">
            <text:p>110050039</text:p>
          </table:table-cell>
          <table:table-cell table:style-name="ce6" office:value-type="string">
            <text:p>Vivek Atulkar</text:p>
          </table:table-cell>
          <table:table-cell table:style-name="ce4" office:value-type="float" office:value="110050048">
            <text:p>110050048</text:p>
          </table:table-cell>
          <table:table-cell table:style-name="ce6" office:value-type="string">
            <text:p>Sudipto Biswas</text:p>
          </table:table-cell>
          <table:table-cell office:value-type="string">
            <text:p>Aditya</text:p>
          </table:table-cell>
          <table:table-cell office:value-type="string">
            <text:p>14/02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4" office:value-type="float" office:value="110050044">
            <text:p>110050044</text:p>
          </table:table-cell>
          <table:table-cell table:style-name="ce6" office:value-type="string">
            <text:p>Ved Ratn Dixit</text:p>
          </table:table-cell>
          <table:table-cell table:style-name="ce4" office:value-type="float" office:value="110050025">
            <text:p>110050025</text:p>
          </table:table-cell>
          <table:table-cell table:style-name="ce6" office:value-type="string">
            <text:p>Aditya Raj</text:p>
          </table:table-cell>
          <table:table-cell office:value-type="string">
            <text:p>Aditya</text:p>
          </table:table-cell>
          <table:table-cell office:value-type="string">
            <text:p>14/02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4" office:value-type="float" office:value="110050045">
            <text:p>110050045</text:p>
          </table:table-cell>
          <table:table-cell table:style-name="ce6" office:value-type="string">
            <text:p>Pratyush Nalam</text:p>
          </table:table-cell>
          <table:table-cell table:style-name="ce4" office:value-type="float" office:value="110050046">
            <text:p>110050046</text:p>
          </table:table-cell>
          <table:table-cell table:style-name="ce6" office:value-type="string">
            <text:p>Praneeth Naidu</text:p>
          </table:table-cell>
          <table:table-cell office:value-type="string">
            <text:p>Nikhil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No Remarks</text:p>
          </table:table-cell>
          <table:table-cell table:number-columns-repeated="231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4" office:value-type="float" office:value="110050047">
            <text:p>110050047</text:p>
          </table:table-cell>
          <table:table-cell table:style-name="ce6" office:value-type="string">
            <text:p>Navin Chandak</text:p>
          </table:table-cell>
          <table:table-cell table:style-name="ce4" office:value-type="float" office:value="110050049">
            <text:p>110050049</text:p>
          </table:table-cell>
          <table:table-cell table:style-name="ce6" office:value-type="string">
            <text:p>Ayush Kanodia</text:p>
          </table:table-cell>
          <table:table-cell office:value-type="string">
            <text:p>Nikhil</text:p>
          </table:table-cell>
          <table:table-cell table:style-name="ce10" office:value-type="date" office:date-value="2014-02-11">
            <text:p>02/11/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st cases failed only due to the change in token name</text:p>
          </table:table-cell>
          <table:table-cell table:number-columns-repeated="231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4" office:value-type="float" office:value="110050050">
            <text:p>110050050</text:p>
          </table:table-cell>
          <table:table-cell table:style-name="ce6" office:value-type="string">
            <text:p>Tarun Raj</text:p>
          </table:table-cell>
          <table:table-cell table:style-name="ce4" office:value-type="float" office:value="110050077">
            <text:p>110050077</text:p>
          </table:table-cell>
          <table:table-cell table:style-name="ce6" office:value-type="string">
            <text:p>Vikas Challa</text:p>
          </table:table-cell>
          <table:table-cell office:value-type="string">
            <text:p>Nikhil</text:p>
          </table:table-cell>
          <table:table-cell table:style-name="ce10" office:value-type="date" office:date-value="2014-02-11">
            <text:p>02/11/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pan text:style-name="T1">Test cases failed only due to the change in token name</text:span></text:p>
            <text:p>CodeOfHonour file name missspelled mark not given</text:p>
          </table:table-cell>
          <table:table-cell table:number-columns-repeated="231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4" office:value-type="float" office:value="110050054">
            <text:p>110050054</text:p>
          </table:table-cell>
          <table:table-cell table:style-name="ce6" office:value-type="string">
            <text:p>Rama Krishna Banoth</text:p>
          </table:table-cell>
          <table:table-cell table:style-name="ce4" office:value-type="float" office:value="110050080">
            <text:p>110050080</text:p>
          </table:table-cell>
          <table:table-cell table:style-name="ce6" office:value-type="string">
            <text:p>Arun Prabhakaran</text:p>
          </table:table-cell>
          <table:table-cell office:value-type="string">
            <text:p>Nikhil</text:p>
          </table:table-cell>
          <table:table-cell table:style-name="ce10" office:value-type="date" office:date-value="2014-02-11">
            <text:p>02/11/14</text:p>
          </table:table-cell>
          <table:table-cell table:number-columns-repeated="2" office:value-type="float" office:value="0">
            <text:p>0</text:p>
          </table:table-cell>
          <table:table-cell table:number-columns-repeated="1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4" office:value-type="float" office:value="110050055">
            <text:p>110050055</text:p>
          </table:table-cell>
          <table:table-cell table:style-name="ce6" office:value-type="string">
            <text:p>Anirudh Vemula</text:p>
          </table:table-cell>
          <table:table-cell table:style-name="ce4" office:value-type="float" office:value="110050060">
            <text:p>110050060</text:p>
          </table:table-cell>
          <table:table-cell table:style-name="ce6" office:value-type="string">
            <text:p>Vinod Reddy</text:p>
          </table:table-cell>
          <table:table-cell office:value-type="string">
            <text:p>Nikhil</text:p>
          </table:table-cell>
          <table:table-cell table:style-name="ce10" office:value-type="date" office:date-value="2014-02-11">
            <text:p>02/11/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4" office:value-type="float" office:value="110050056">
            <text:p>110050056</text:p>
          </table:table-cell>
          <table:table-cell table:style-name="ce6" office:value-type="string">
            <text:p>Nishant Nori</text:p>
          </table:table-cell>
          <table:table-cell table:style-name="ce4" office:value-type="float" office:value="110050067">
            <text:p>110050067</text:p>
          </table:table-cell>
          <table:table-cell table:style-name="ce6" office:value-type="string">
            <text:p>Harsha Vardhan K</text:p>
          </table:table-cell>
          <table:table-cell office:value-type="string">
            <text:p>Vivek</text:p>
          </table:table-cell>
          <table:table-cell table:style-name="ce10" office:value-type="string">
            <text:p>17/02/20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Late Submission</text:p>
          </table:table-cell>
          <table:table-cell table:number-columns-repeated="231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4" office:value-type="float" office:value="110050061">
            <text:p>110050061</text:p>
          </table:table-cell>
          <table:table-cell table:style-name="ce6" office:value-type="string">
            <text:p>Sachin Chandra</text:p>
          </table:table-cell>
          <table:table-cell table:style-name="ce4" office:value-type="float" office:value="110050069">
            <text:p>110050069</text:p>
          </table:table-cell>
          <table:table-cell table:style-name="ce6" office:value-type="string">
            <text:p>Kiran Kumar</text:p>
          </table:table-cell>
          <table:table-cell office:value-type="string">
            <text:p>Vivek</text:p>
          </table:table-cell>
          <table:table-cell table:style-name="ce10" office:value-type="date" office:date-value="2014-02-14">
            <text:p>02/14/14</text:p>
          </table:table-cell>
          <table:table-cell office:value-type="float" office:value="0">
            <text:p>0</text:p>
          </table:table-cell>
          <table:table-cell office:value-type="string">
            <text:p>Scanner warnings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4" office:value-type="float" office:value="110050062">
            <text:p>110050062</text:p>
          </table:table-cell>
          <table:table-cell table:style-name="ce6" office:value-type="string">
            <text:p>Kartik Pranav K</text:p>
          </table:table-cell>
          <table:table-cell table:style-name="ce4" office:value-type="float" office:value="110050052">
            <text:p>110050052</text:p>
          </table:table-cell>
          <table:table-cell table:style-name="ce6" office:value-type="string">
            <text:p>M Rajeev Kumar</text:p>
          </table:table-cell>
          <table:table-cell office:value-type="string">
            <text:p>Vivek</text:p>
          </table:table-cell>
          <table:table-cell table:style-name="ce10" office:value-type="date" office:date-value="2014-02-14">
            <text:p>02/14/14</text:p>
          </table:table-cell>
          <table:table-cell office:value-type="float" office:value="0">
            <text:p>0</text:p>
          </table:table-cell>
          <table:table-cell office:value-type="string">
            <text:p>Lots of warnings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4" office:value-type="float" office:value="110050063">
            <text:p>110050063</text:p>
          </table:table-cell>
          <table:table-cell table:style-name="ce6" office:value-type="string">
            <text:p>TLD Manoj</text:p>
          </table:table-cell>
          <table:table-cell table:style-name="ce4" office:value-type="float" office:value="110050078">
            <text:p>110050078</text:p>
          </table:table-cell>
          <table:table-cell table:style-name="ce6" office:value-type="string">
            <text:p>Bhargava Reddy</text:p>
          </table:table-cell>
          <table:table-cell office:value-type="string">
            <text:p>Vivek</text:p>
          </table:table-cell>
          <table:table-cell table:style-name="ce10" office:value-type="date" office:date-value="2014-02-11">
            <text:p>02/11/14</text:p>
          </table:table-cell>
          <table:table-cell office:value-type="float" office:value="0">
            <text:p>0</text:p>
          </table:table-cell>
          <table:table-cell office:value-type="string">
            <text:p>Scanner warnings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4" office:value-type="float" office:value="110050064">
            <text:p>110050064</text:p>
          </table:table-cell>
          <table:table-cell table:style-name="ce6" office:value-type="string">
            <text:p>Avinash .P</text:p>
          </table:table-cell>
          <table:table-cell table:style-name="ce4" office:value-type="float" office:value="110050074">
            <text:p>110050074</text:p>
          </table:table-cell>
          <table:table-cell table:style-name="ce6" office:value-type="string">
            <text:p>Pradeep Kumar T</text:p>
          </table:table-cell>
          <table:table-cell office:value-type="string">
            <text:p>Vivek</text:p>
          </table:table-cell>
          <table:table-cell table:style-name="ce10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4" office:value-type="float" office:value="110050065">
            <text:p>110050065</text:p>
          </table:table-cell>
          <table:table-cell table:style-name="ce6" office:value-type="string">
            <text:p>Prithviraj M Billa</text:p>
          </table:table-cell>
          <table:table-cell table:style-name="ce4" office:value-type="float" office:value="110050051">
            <text:p>110050051</text:p>
          </table:table-cell>
          <table:table-cell table:style-name="ce6" office:value-type="string">
            <text:p>Vamsidhar Yeddu </text:p>
          </table:table-cell>
          <table:table-cell office:value-type="string">
            <text:p>Rajeev</text:p>
          </table:table-cell>
          <table:table-cell table:style-name="ce11" office:value-type="date" office:date-value="2014-02-14">
            <text:p>02/14/14</text:p>
          </table:table-cell>
          <table:table-cell office:value-type="float" office:value="0">
            <text:p>0</text:p>
          </table:table-cell>
          <table:table-cell table:number-columns-repeated="21" office:value-type="float" office:value="1">
            <text:p>1</text:p>
          </table:table-cell>
          <table:table-cell office:value-type="string">
            <text:p>8 warnings of similar type : <text:s/>-- <text:s/>(parser.yy) rule `declaration_statement' type clash (`symbol_entry' `') on default action</text:p>
            <text:p>Scanner::lineMsg(): yylineno = 449</text:p>
          </table:table-cell>
          <table:table-cell table:number-columns-repeated="231"/>
        </table:table-row>
        <table:table-row table:style-name="ro7">
          <table:table-cell table:style-name="ce1" office:value-type="float" office:value="42">
            <text:p>42</text:p>
          </table:table-cell>
          <table:table-cell table:style-name="ce4" office:value-type="float" office:value="110050066">
            <text:p>110050066</text:p>
          </table:table-cell>
          <table:table-cell table:style-name="ce6" office:value-type="string">
            <text:p>Venkatesh</text:p>
          </table:table-cell>
          <table:table-cell table:style-name="ce4" office:value-type="float" office:value="110050057">
            <text:p>110050057</text:p>
          </table:table-cell>
          <table:table-cell table:style-name="ce6" office:value-type="string">
            <text:p>Charan Teja</text:p>
          </table:table-cell>
          <table:table-cell office:value-type="string">
            <text:p>Rajeev</text:p>
          </table:table-cell>
          <table:table-cell table:style-name="ce11" office:value-type="date" office:date-value="2014-02-14">
            <text:p>02/14/14</text:p>
          </table:table-cell>
          <table:table-cell office:value-type="float" office:value="0">
            <text:p>0</text:p>
          </table:table-cell>
          <table:table-cell table:number-columns-repeated="21" office:value-type="float" office:value="1">
            <text:p>1</text:p>
          </table:table-cell>
          <table:table-cell table:style-name="ce13" office:value-type="string">
            <text:p><text:span text:style-name="T2">20 warnings of similar type : <text:s/>-- <text:s/>Scanner::lineMsg(): yylineno = 139</text:span></text:p>
            <text:p><text:span text:style-name="T2">[Warning] Line 139: (parser.yy) rule `declaration_statement_list' type clash (`symbol_table' `symbol_entry') on default action</text:span></text:p>
            <text:p><text:span text:style-name="T2">Scanner::lineMsg(): yylineno = 153</text:span></text:p>
            <text:p><text:span text:style-name="T2"/></text:p>
          </table:table-cell>
          <table:table-cell table:number-columns-repeated="231"/>
        </table:table-row>
        <table:table-row table:style-name="ro7">
          <table:table-cell table:style-name="ce1" office:value-type="float" office:value="43">
            <text:p>43</text:p>
          </table:table-cell>
          <table:table-cell table:style-name="ce4" office:value-type="float" office:value="110050071">
            <text:p>110050071</text:p>
          </table:table-cell>
          <table:table-cell table:style-name="ce6" office:value-type="string">
            <text:p>Rohith Kishan</text:p>
          </table:table-cell>
          <table:table-cell table:style-name="ce4" office:value-type="float" office:value="110050059">
            <text:p>110050059</text:p>
          </table:table-cell>
          <table:table-cell table:style-name="ce6" office:value-type="string">
            <text:p>Sai Krishna</text:p>
          </table:table-cell>
          <table:table-cell office:value-type="string">
            <text:p>Rajeev</text:p>
          </table:table-cell>
          <table:table-cell table:style-name="ce11" office:value-type="date" office:date-value="2014-02-12">
            <text:p>02/12/14</text:p>
          </table:table-cell>
          <table:table-cell office:value-type="float" office:value="0">
            <text:p>0</text:p>
          </table:table-cell>
          <table:table-cell table:number-columns-repeated="21" office:value-type="float" office:value="1">
            <text:p>1</text:p>
          </table:table-cell>
          <table:table-cell table:style-name="ce13" office:value-type="string">
            <text:p>2 [Warning] Line 466: (parser.yy) In production rule </text:p>
            <text:p><text:tab/>`46: arith_expression -&gt; <text:s/>variable '</text:p>
            <text:p><text:tab/>`arith_expression' has no default ($$) type-association</text:p>
            <text:p>And 4 type clash warning</text:p>
          </table:table-cell>
          <table:table-cell table:number-columns-repeated="231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4" office:value-type="float" office:value="110050073">
            <text:p>110050073</text:p>
          </table:table-cell>
          <table:table-cell table:style-name="ce6" office:value-type="string">
            <text:p>Preetham Sreenivas</text:p>
          </table:table-cell>
          <table:table-cell table:style-name="ce4" office:value-type="float" office:value="110050075">
            <text:p>110050075</text:p>
          </table:table-cell>
          <table:table-cell table:style-name="ce6" office:value-type="string">
            <text:p>Sree Meghana</text:p>
          </table:table-cell>
          <table:table-cell office:value-type="string">
            <text:p>Rajeev</text:p>
          </table:table-cell>
          <table:table-cell table:style-name="ce11" office:value-type="date" office:date-value="2014-02-11">
            <text:p>02/11/14</text:p>
          </table:table-cell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 errors <text:s text:c="2"/>--&gt; t4.cs306.cfg : line 7 :: error : Cannot parse the input program</text:p>
            <text:p>CodeOfHonour file name mis spelt</text:p>
          </table:table-cell>
          <table:table-cell table:number-columns-repeated="231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4" office:value-type="float" office:value="110050076">
            <text:p>110050076</text:p>
          </table:table-cell>
          <table:table-cell table:style-name="ce6" office:value-type="string">
            <text:p>Janga Varun</text:p>
          </table:table-cell>
          <table:table-cell table:style-name="ce4" office:value-type="float" office:value="110050072">
            <text:p>110050072</text:p>
          </table:table-cell>
          <table:table-cell table:style-name="ce6" office:value-type="string">
            <text:p>Senapathi Vijay</text:p>
          </table:table-cell>
          <table:table-cell office:value-type="string">
            <text:p>Rajeev</text:p>
          </table:table-cell>
          <table:table-cell table:style-name="ce11" office:value-type="date" office:date-value="2014-02-14">
            <text:p>02/14/14</text:p>
          </table:table-cell>
          <table:table-cell table:number-columns-repeated="2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.txt added to CodeOfHonour and MyChanges file</text:p>
          </table:table-cell>
          <table:table-cell table:number-columns-repeated="231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4" office:value-type="float" office:value="110050084">
            <text:p>110050084</text:p>
          </table:table-cell>
          <table:table-cell table:style-name="ce6" office:value-type="string">
            <text:p>Vipul Venkataraman</text:p>
          </table:table-cell>
          <table:table-cell table:style-name="ce4" office:value-type="float" office:value="110050082">
            <text:p>110050082</text:p>
          </table:table-cell>
          <table:table-cell table:style-name="ce6" office:value-type="string">
            <text:p>Guna Prasaad</text:p>
          </table:table-cell>
          <table:table-cell office:value-type="string">
            <text:p>Rashmi</text:p>
          </table:table-cell>
          <table:table-cell table:style-name="ce10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4" office:value-type="float" office:value="110050085">
            <text:p>110050085</text:p>
          </table:table-cell>
          <table:table-cell table:style-name="ce6" office:value-type="string">
            <text:p>Mohit Gupta</text:p>
          </table:table-cell>
          <table:table-cell table:style-name="ce4" office:value-type="float" office:value="110050083">
            <text:p>110050083</text:p>
          </table:table-cell>
          <table:table-cell table:style-name="ce6" office:value-type="string">
            <text:p>C yeshwanth</text:p>
          </table:table-cell>
          <table:table-cell office:value-type="string">
            <text:p>Rashmi</text:p>
          </table:table-cell>
          <table:table-cell table:style-name="ce10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4" office:value-type="float" office:value="110050087">
            <text:p>110050087</text:p>
          </table:table-cell>
          <table:table-cell table:style-name="ce6" office:value-type="string">
            <text:p>Rajlaxmi</text:p>
          </table:table-cell>
          <table:table-cell table:style-name="ce4" office:value-type="string">
            <text:p>11d170020</text:p>
          </table:table-cell>
          <table:table-cell table:style-name="ce6" office:value-type="string">
            <text:p>Deepali Adlakha</text:p>
          </table:table-cell>
          <table:table-cell office:value-type="string">
            <text:p>Rashmi</text:p>
          </table:table-cell>
          <table:table-cell table:style-name="ce10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4" office:value-type="float" office:value="110100024">
            <text:p>110100024</text:p>
          </table:table-cell>
          <table:table-cell table:style-name="ce6" office:value-type="string">
            <text:p>Sagar Jha</text:p>
          </table:table-cell>
          <table:table-cell table:style-name="ce4" office:value-type="float" office:value="110100092">
            <text:p>110100092</text:p>
          </table:table-cell>
          <table:table-cell table:style-name="ce6" office:value-type="string">
            <text:p>Raghav Gupta</text:p>
          </table:table-cell>
          <table:table-cell office:value-type="string">
            <text:p>Rashmi</text:p>
          </table:table-cell>
          <table:table-cell table:style-name="ce10" office:value-type="date" office:date-value="2014-02-25">
            <text:p>02/25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4" office:value-type="float" office:value="110110028">
            <text:p>110110028</text:p>
          </table:table-cell>
          <table:table-cell table:style-name="ce6" office:value-type="string">
            <text:p>Tarun Kathuria</text:p>
          </table:table-cell>
          <table:table-cell table:style-name="ce4" office:value-type="float" office:value="110050005">
            <text:p>110050005</text:p>
          </table:table-cell>
          <table:table-cell table:style-name="ce6" office:value-type="string">
            <text:p>Kandarp Khandwala</text:p>
          </table:table-cell>
          <table:table-cell office:value-type="string">
            <text:p>Rashmi</text:p>
          </table:table-cell>
          <table:table-cell table:style-name="ce10" office:value-type="date" office:date-value="2014-02-27">
            <text:p>02/27/14</text:p>
          </table:table-cell>
          <table:table-cell table:number-columns-repeated="2" office:value-type="float" office:value="0">
            <text:p>0</text:p>
          </table:table-cell>
          <table:table-cell table:number-columns-repeated="20" office:value-type="float" office:value="1">
            <text:p>1</text:p>
          </table:table-cell>
          <table:table-cell office:value-type="string">
            <text:p>No Remark</text:p>
          </table:table-cell>
          <table:table-cell table:number-columns-repeated="231"/>
        </table:table-row>
        <table:table-row table:style-name="ro8">
          <table:table-cell table:style-name="ce2" office:value-type="float" office:value="51">
            <text:p>51</text:p>
          </table:table-cell>
          <table:table-cell table:style-name="ce5" office:value-type="float" office:value="100050064">
            <text:p>100050064</text:p>
          </table:table-cell>
          <table:table-cell/>
          <table:table-cell table:style-name="ce5" office:value-type="float" office:value="100050071">
            <text:p>100050071</text:p>
          </table:table-cell>
          <table:table-cell/>
          <table:table-cell office:value-type="string">
            <text:p>Rashmi</text:p>
          </table:table-cell>
          <table:table-cell table:style-name="ce10"/>
          <table:table-cell table:number-columns-repeated="254"/>
        </table:table-row>
        <table:table-row table:style-name="ro8" table:number-rows-repeated="6">
          <table:table-cell table:number-columns-repeated="261"/>
        </table:table-row>
        <table:table-row table:style-name="ro9" table:number-rows-repeated="1048517">
          <table:table-cell table:number-columns-repeated="261"/>
        </table:table-row>
        <table:table-row table:style-name="ro9">
          <table:table-cell table:number-columns-repeated="261"/>
        </table:table-row>
      </table:table>
      <table:named-expressions/>
      <table:database-ranges>
        <table:database-range table:name="__Anonymous_Sheet_DB__0" table:target-range-address="'Form Responses'.B1:'Form Responses'.E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7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" style:display-name="PageStyle_Form Respon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1T16:17:55</dc:date>
    <meta:editing-duration>PT2H33M29S</meta:editing-duration>
    <meta:editing-cycles>114</meta:editing-cycles>
    <meta:generator>LibreOffice/3.5$Linux_X86_64 LibreOffice_project/350m1$Build-2</meta:generator>
    <dc:creator>Alefiya Lightwala</dc:creator>
    <meta:document-statistic meta:table-count="1" meta:cell-count="1534" meta:object-count="0"/>
  </office:meta>
</office:document-meta>
</file>